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f66" officeooo:paragraph-rsid="001e2f66"/>
    </style:style>
    <style:style style:name="P2" style:family="paragraph" style:parent-style-name="Standard">
      <style:text-properties officeooo:rsid="001e4417" officeooo:paragraph-rsid="001e4417"/>
    </style:style>
    <style:style style:name="P3" style:family="paragraph" style:parent-style-name="Standard">
      <style:text-properties officeooo:rsid="001e4417" officeooo:paragraph-rsid="001e4417"/>
    </style:style>
    <style:style style:name="P4" style:family="paragraph" style:parent-style-name="Standard">
      <style:text-properties officeooo:rsid="001feebb" officeooo:paragraph-rsid="001fee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-&gt;</text:p>
      <text:p text:style-name="P1"><text:s text:c="8"/>##########################################################################</text:p>
      <text:p text:style-name="P1"><text:s text:c="8"/>## <text:s text:c="9"/>set-up yolo detector and tracker</text:p>
      <text:p text:style-name="P1"><text:s text:c="8"/>##########################################################################</text:p>
      <text:p text:style-name="P1"><text:s text:c="8"/>detector = yoloDetector(width, height, wt_file = trained_weights, obj_threshold=0.05, nms_threshold=0.5, max_length=100)</text:p>
      <text:p text:style-name="P1"><text:s text:c="8"/>tracker = yoloTracker(max_age=30, track_threshold=0.5, init_threshold=0.9, init_nms=0.0, link_iou=0.1)</text:p>
      <text:p text:style-name="P1"><text:s text:c="8"/>results = []</text:p>
      <text:p text:style-name="P1"/>
      <text:p text:style-name="P2">Parameters that worked for black-&gt;</text:p>
      <text:p text:style-name="P2"/>
      <text:p text:style-name="P2"><text:s text:c="8"/>##########################################################################</text:p>
      <text:p text:style-name="P2"><text:s text:c="8"/>## <text:s text:c="9"/>set-up yolo detector and tracker</text:p>
      <text:p text:style-name="P2"><text:s text:c="8"/>##########################################################################</text:p>
      <text:p text:style-name="P2"><text:s text:c="8"/>detector = yoloDetector(width, height, wt_file = trained_weights, obj_threshold=0.05, nms_threshold=0.5, max_length=100)</text:p>
      <text:p text:style-name="P2"><text:s text:c="8"/>tracker = yoloTracker(max_age=50, track_threshold=0.3, init_threshold=0.9, init_nms=0.0, link_iou=0.1)</text:p>
      <text:p text:style-name="P2"><text:s text:c="8"/>results = []</text:p>
      <text:p text:style-name="P2"/>
      <text:p text:style-name="P4">Final-&gt;</text:p>
      <text:p text:style-name="P4"><text:s text:c="8"/>##########################################################################</text:p>
      <text:p text:style-name="P4"><text:s text:c="8"/>## <text:s text:c="9"/>set-up yolo detector and tracker</text:p>
      <text:p text:style-name="P4"><text:s text:c="8"/>##########################################################################</text:p>
      <text:p text:style-name="P4"><text:s text:c="8"/>detector = yoloDetector(width, height, wt_file = trained_weights, obj_threshold=0.05, nms_threshold=0.5, max_length=100)</text:p>
      <text:p text:style-name="P4"><text:s text:c="8"/>tracker = yoloTracker(max_age=30, track_threshold=0.3, init_threshold=0.8, init_nms=0.0, link_iou=0.1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13:04.795118217</meta:creation-date>
    <dc:date>2019-02-11T11:42:05.986399711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88" meta:character-count="1452" meta:non-whitespace-character-count="1221"/>
  </office:meta>
</office:document-meta>
</file>